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56782" officeooo:paragraph-rsid="00056782"/>
    </style:style>
    <style:style style:name="P2" style:family="paragraph" style:parent-style-name="Preformatted_20_Text">
      <style:text-properties fo:font-variant="normal" fo:text-transform="none" fo:color="#000000" loext:opacity="100%" style:font-name="monospace" fo:font-size="9.75pt" fo:letter-spacing="normal" fo:font-style="normal" fo:font-weight="normal" officeooo:rsid="0006318e" officeooo:paragraph-rsid="0006318e"/>
    </style:style>
    <style:style style:name="P3" style:family="paragraph" style:parent-style-name="Standard">
      <style:text-properties officeooo:rsid="00056782" officeooo:paragraph-rsid="00056782"/>
    </style:style>
    <style:style style:name="P4" style:family="paragraph" style:parent-style-name="Standard">
      <style:text-properties officeooo:rsid="0006318e" officeooo:paragraph-rsid="0006318e"/>
    </style:style>
    <style:style style:name="P5" style:family="paragraph" style:parent-style-name="Standard">
      <style:text-properties fo:font-size="15pt" fo:font-weight="bold" officeooo:rsid="000860e1" officeooo:paragraph-rsid="000860e1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97147" officeooo:paragraph-rsid="00097147"/>
    </style:style>
    <style:style style:name="P7" style:family="paragraph" style:parent-style-name="Standard">
      <style:text-properties officeooo:rsid="0006318e" officeooo:paragraph-rsid="0006318e"/>
    </style:style>
    <style:style style:name="T1" style:family="text">
      <style:text-properties officeooo:rsid="000a4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обавление пути в PATH:</text:p>
      <text:p text:style-name="P3"/>
      <text:p text:style-name="P1"><text:bookmark text:name="span-87-157"/><text:span text:style-name="Source_20_Text">export PATH="/Directory1:$PATH"</text:span></text:p>
      <text:p text:style-name="P3"/>
      <text:p text:style-name="P3">Проверяем: <text:s/>echo $PATH</text:p>
      <text:p text:style-name="P3"/>
      <text:p text:style-name="P3"/>
      <text:p text:style-name="P3">-----------------</text:p>
      <text:p text:style-name="P3"/>
      <text:p text:style-name="P5">Desktop Environment</text:p>
      <text:p text:style-name="P3"/>
      <text:p text:style-name="P4">Установка нового окружения <text:span text:style-name="T1">или просмотр установленных</text:span>:</text:p>
      <text:p text:style-name="P4"/>
      <text:p text:style-name="P4">sudo tasksel</text:p>
      <text:p text:style-name="P3"/>
      <text:p text:style-name="P4">Изменение Desktop Environment;</text:p>
      <text:p text:style-name="P4"/>
      <text:p text:style-name="P4">переключение на Gnome:</text:p>
      <text:p text:style-name="P4"/>
      <text:p text:style-name="P4">sudo dpkg-reconfigure gdm3</text:p>
      <text:p text:style-name="P2"/>
      <text:p text:style-name="P4">переключение на KDE-PLASMA:</text:p>
      <text:p text:style-name="P4"/>
      <text:p text:style-name="P4">sudo dpkg-reconfigure sddm</text:p>
      <text:p text:style-name="P4"/>
      <text:p text:style-name="P6">После ввода команды — перегрузить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10-01T20:27:07.749939768</dc:date>
    <meta:editing-duration>PT1H9M55S</meta:editing-duration>
    <meta:editing-cycles>10</meta:editing-cycles>
    <meta:document-statistic meta:table-count="0" meta:image-count="0" meta:object-count="0" meta:page-count="1" meta:paragraph-count="13" meta:word-count="39" meta:character-count="343" meta:non-whitespace-character-count="315"/>
  </office:meta>
</office:document-meta>
</file>